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Microsoft YaHei" svg:font-family="'Microsoft YaHei'" style:font-pitch="variable"/>
    <style:font-face style:name="SimSun1" svg:font-family="SimSu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line-height="100%"/>
      <style:text-properties fo:font-variant="normal" fo:text-transform="none" fo:color="#000000" style:text-position="0% 100%" style:font-name="Times New Roman" fo:font-size="14pt" fo:letter-spacing="normal" fo:language="en" fo:country="none" fo:font-style="normal" fo:font-weight="normal" style:font-size-asian="14pt" style:font-style-asian="normal" style:font-weight-asian="normal" style:font-name-complex="Times New Roman" style:font-size-complex="14pt" style:font-style-complex="normal" style:font-weight-complex="normal"/>
    </style:style>
    <style:style style:name="P3" style:family="paragraph" style:parent-style-name="Standard">
      <style:paragraph-properties fo:margin-top="0in" fo:margin-bottom="0in" fo:line-height="100%"/>
      <style:text-properties fo:color="#000000" style:text-position="0% 100%" style:font-name="Times New Roman" fo:font-size="13.5pt" fo:language="en" fo:country="none" style:font-size-asian="13.5pt" style:font-name-complex="Times New Roman" style:font-size-complex="13.5pt"/>
    </style:style>
    <style:style style:name="P4" style:family="paragraph" style:parent-style-name="Standard">
      <style:paragraph-properties fo:margin-top="0in" fo:margin-bottom="0in" fo:line-height="100%"/>
      <style:text-properties fo:color="#000000" style:text-position="0% 100%" style:font-name="Centaur" fo:font-size="13.5pt" fo:language="en" fo:country="none" fo:font-style="normal" fo:font-weight="normal" style:font-size-asian="13.5pt" style:font-style-asian="normal" style:font-weight-asian="normal" style:font-name-complex="Times New Roman" style:font-size-complex="13.5pt" style:font-style-complex="normal" style:font-weight-complex="normal"/>
    </style:style>
    <style:style style:name="P5" style:family="paragraph" style:parent-style-name="Standard">
      <style:paragraph-properties fo:margin-top="0in" fo:margin-bottom="0in" fo:line-height="100%"/>
      <style:text-properties style:font-name="Times New Roman" fo:font-size="13.5pt" fo:font-style="italic" style:font-size-asian="13.5pt" style:font-style-asian="italic" style:font-name-complex="Times New Roman" style:font-size-complex="13.5pt" style:font-style-complex="italic"/>
    </style:style>
    <style:style style:name="P6" style:family="paragraph" style:parent-style-name="Standard">
      <style:paragraph-properties fo:margin-top="0in" fo:margin-bottom="0in" fo:line-height="100%"/>
      <style:text-properties style:font-name="Times New Roman" fo:font-size="13.5pt" style:font-size-asian="13.5pt" style:font-name-complex="Times New Roman" style:font-size-complex="13.5pt"/>
    </style:style>
    <style:style style:name="P7" style:family="paragraph" style:parent-style-name="Standard">
      <style:text-properties style:font-name="Times New Roman" fo:font-size="13.5pt" fo:font-style="normal" style:font-size-asian="13.5pt" style:font-style-asian="normal" style:font-size-complex="13.5pt" style:font-style-complex="normal"/>
    </style:style>
    <style:style style:name="P8" style:family="paragraph" style:parent-style-name="Standard">
      <style:text-properties fo:font-size="13.5pt" style:font-size-asian="13.5pt" style:font-size-complex="13.5pt"/>
    </style:style>
    <style:style style:name="P9" style:family="paragraph" style:parent-style-name="Footnote">
      <style:text-properties fo:font-size="10pt" style:font-size-asian="10pt" style:font-size-complex="10pt"/>
    </style:style>
    <style:style style:name="P10" style:family="paragraph" style:parent-style-name="Standard" style:master-page-name="Standard">
      <style:paragraph-properties fo:margin-top="0in" fo:margin-bottom="0in" fo:line-height="100%" style:page-number="auto"/>
      <style:text-properties style:font-name="Times New Roman" fo:font-size="13.5pt" style:font-size-asian="13.5pt" style:font-size-complex="13.5pt"/>
    </style:style>
    <style:style style:name="P11" style:family="paragraph" style:parent-style-name="Standard">
      <style:text-properties fo:font-variant="normal" fo:text-transform="none" fo:color="#000000" style:text-position="0% 100%" style:font-name="Centaur" fo:font-size="13.5pt" fo:letter-spacing="normal" fo:language="en" fo:country="none" fo:font-style="normal" fo:font-weight="normal" style:font-size-asian="13.5pt" style:font-style-asian="normal" style:font-weight-asian="normal" style:font-name-complex="Times New Roman" style:font-size-complex="13.5pt" style:font-style-complex="normal" style:font-weight-complex="normal"/>
    </style:style>
    <style:style style:name="P12" style:family="paragraph" style:parent-style-name="Standard">
      <style:text-properties fo:font-variant="normal" fo:text-transform="none" style:font-name="Centaur" fo:font-size="13.5pt" fo:letter-spacing="normal" fo:font-style="normal" style:font-size-asian="13.5pt" style:font-style-asian="normal" style:font-size-complex="13.5pt" style:font-style-complex="normal"/>
    </style:style>
    <style:style style:name="T1" style:family="text">
      <style:text-properties fo:font-style="italic" style:font-style-asian="italic" style:font-name-complex="Times New Roman" style:font-style-complex="italic"/>
    </style:style>
    <style:style style:name="T2" style:family="text">
      <style:text-properties fo:font-style="italic" style:font-style-asian="italic" style:font-style-complex="italic"/>
    </style:style>
    <style:style style:name="T3" style:family="text">
      <style:text-properties style:font-name-complex="Times New Roman"/>
    </style:style>
    <style:style style:name="T4" style:family="text">
      <style:text-properties fo:font-variant="normal" fo:text-transform="none" fo:color="#000000" style:text-position="0% 100%" style:font-name="Centaur" fo:letter-spacing="normal" fo:language="en" fo:country="none" fo:font-style="normal" fo:font-weight="normal" style:font-style-asian="normal" style:font-weight-asian="normal" style:font-name-complex="Times New Roman" style:font-style-complex="normal" style:font-weight-complex="normal"/>
    </style:style>
    <style:style style:name="T5" style:family="text">
      <style:text-properties fo:font-variant="normal" fo:text-transform="none" fo:color="#000000" style:text-position="0% 100%" style:font-name="Times New Roman" fo:letter-spacing="normal" fo:language="en" fo:country="none" fo:font-style="normal" fo:font-weight="normal" style:font-style-asian="normal" style:font-weight-asian="normal" style:font-name-complex="Times New Roman" style:font-style-complex="normal" style:font-weight-complex="normal"/>
    </style:style>
    <style:style style:name="T6" style:family="text">
      <style:text-properties fo:font-variant="normal" fo:text-transform="none" style:font-name="Centaur" fo:letter-spacing="normal" fo:font-style="normal" style:font-style-asian="normal" style:font-style-complex="normal"/>
    </style:style>
    <style:style style:name="T7" style:family="text">
      <style:text-properties style:font-name="Times New Roman"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System of Government &amp; Prohibitions<text:tab/><text:tab/></text:span><text:span text:style-name="T3">Adam McIntosh, 6/28/20 (COVID Liturgy)</text:span></text:p>
      <text:p text:style-name="P5"/>
      <text:p text:style-name="P6">OT:<text:tab/><text:tab/>Exodus 18:13-26</text:p>
      <text:p text:style-name="P6">Psalm:<text:tab/>72:1-4, 12-14, 17-19</text:p>
      <text:p text:style-name="P6">Epistle:<text:tab/></text:p>
      <text:p text:style-name="P6">Gospel: <text:tab/></text:p>
      <text:p text:style-name="P3"/>
      <text:p text:style-name="P4">And now let the words of my mouth and the meditations of our hearts be pleasing in your sight, O Lord, our rock and our redeemer. Amen. (Psalm 19:14)</text:p>
      <text:p text:style-name="P4"/>
      <text:p text:style-name="P7">Thus far in our series on civil government, we've seen that civil rulers are authorized to administer justice against criminals; criminals defined by the Bible. God's word gives us the framework for knowing what a “crime” is and how it should be punished. </text:p>
      <text:p text:style-name="P7"/>
      <text:p text:style-name="P7">We've looked at those things, but now I want to explore the <text:span text:style-name="T2">system</text:span> of government that Israel had. We know their objective was to punish criminals – but how did they do that in practice? God didn't say, “OK, here's crime, here's punishment, now get it done however you want!” No, he put specific protocols in place and told them what they were <text:s/><text:span text:style-name="T2">forbidden</text:span> to do.</text:p>
      <text:p text:style-name="P7"/>
      <text:p text:style-name="P7">So we're still in the Mosaic law, and I want to bring your attention to Exodus chapter 18. This is the passage we heard a moment ago. Exodus 18 takes places shortly after the Exodus out of Egypt. They've crossed the Red Sea and they're camping out. It's still early in that narrative: The 10 Commandments haven't been given yet; the civil laws we looked at last week haven't been given yet.</text:p>
      <text:p text:style-name="P7"/>
      <text:p text:style-name="P7">Moses, of course, is God's prophet. God reveals things to Moses and Moses reveals them to the people. The Israelites have been following God <text:span text:style-name="T2">through</text:span> Moses. So naturally, when they problems, when they have disputes, when they have complaints over injustices, who do they go to? Moses! </text:p>
      <text:p text:style-name="P7"/>
      <text:p text:style-name="P7">It says Moses was “judging the people” from morning to evening. <text:s/>All day long, people were coming to Moses with their problems and Moses was revealing to them how to handle it. So, that's a full-time job! Well, Moses's father-in-law, Jethro (who was a priest, BTW),<text:note text:id="ftn1" text:note-class="footnote"><text:note-citation>1</text:note-citation><text:note-body><text:p text:style-name="Footnote">Exodus 3:1.</text:p></text:note-body></text:note> he saw this and said, “This isn't good. You're gonna wear yourself out! You need help doing this.”</text:p>
      <text:p text:style-name="P7"/>
      <text:p text:style-name="P8"><text:span text:style-name="T7">He proceeds to counsel him to select godly men to be judges over the people. In verse 21, he says they wer</text:span>e to be rulers “of thousands, of hundreds, of fifties, and tens.” That means they would share this duty amongst themselves, broken down and separated by groups. <text:soft-page-break/>These<text:span text:style-name="T2"> judges</text:span> would hear the people and adjudicate civil matters – not Moses. But on big matters that were too tough for the judges, then they were to go to Moses. They were to go to God's prophet for their answer to tough problems.</text:p>
      <text:p text:style-name="P8"/>
      <text:p text:style-name="P8">This was God's system of government that he spoke through Jethro. Jethro says, “God so commands you” to do this (v. 23). So that's what Moses does. He chooses men to be judges, and they handle small matters, but any big matters they inquire of Moses. </text:p>
      <text:p text:style-name="P8"/>
      <text:p text:style-name="P8">There are a couple of things we see here: First, we see the principle of <text:span text:style-name="T2">decentralization</text:span>. Civil duties are not to be upon the shoulders of just one person. There is not to be a consolidation of power in just one person. There is not one centralized government that takes care of everyone in every matter. Israel was divided into 12 tribes, and each tribe would eventually have its own land, and within each land were multiple cities. Each city was to have elders (or judges) at the gates. They were responsible for making judicial pronouncements in their jurisidictions (Dt. 16:18).</text:p>
      <text:p text:style-name="P8"/>
      <text:p text:style-name="P8">This was God's intention even under the period of the kings, when Israel would become a monarchy. King Jehoshaphat, he was a godly king of Judah. He instituted much- needed reforms: He drove out idol worship (the Baals), and he re-established judges in the gates of each city (2 Chron. 19:5). So even under a king, this principle was applied.</text:p>
      <text:p text:style-name="P8"/>
      <text:p text:style-name="P8">Now, it wasn't for the purpose of each tribe having their own laws, and having competition on who had the better laws. That's kinda how each state in America is set up. But no! God gave the laws. The concept of having legislatures that make new laws is a foreign concept in Torah. God gave one law code to all of them. That's what they were to follow. Judges weren't to make <text:span text:style-name="T2">new laws</text:span>, they were to apply the one law code to new cases, new circumstances, and new situations. </text:p>
      <text:p text:style-name="P8"/>
      <text:p text:style-name="P8">That's a very important point: Civil rulers aren't to <text:span text:style-name="T2">legislate</text:span> as much as they are to <text:span text:style-name="T2">apply</text:span>. They are to apply the laws God has already given. Yet governments today legislate. They create new law after new law, usually with no reference whatsoever to God's laws. That should not be the case. That has led to many bad laws in our country.</text:p>
      <text:p text:style-name="P8"/>
      <text:p text:style-name="P8">The purpose of decentralized government was to make things more manageable and efficient for the local communities. If every tribe is having to go to Moses, things are going to take awhile. But if each local community has judges, then decisions can be made quicker. The judges are there, they know the people, they know the territory, and they can most efficiently serve victims of crime.</text:p>
      <text:p text:style-name="P8"/>
      <text:p text:style-name="P8">This principle is why many governments, including our own, have various levels of government. We have government from the most local level all the way up to the federal <text:soft-page-break/>level. So it is good that we have a system like that. It also helps provides accountability; you can appeal to higher levels if there are disagreements, if mistakes are made, or if the judges themselves are being ungodly. </text:p>
      <text:p text:style-name="P8"/>
      <text:p text:style-name="P8">It's a good system – it's the model God gave Moses – but of course, all things can be abused. Wicked rulers will abuse good systems. So the system is good but if the rulers are wicked, there will be injustice, even at the top. That's another reason why you don't want a centralized government to have all the power. It's designed to be a safeguard against oppression. If a wicked king or a wicked president makes all the decisions, you're going to have wicked laws.</text:p>
      <text:p text:style-name="P8"/>
      <text:p text:style-name="P8">When civil authority is <text:span text:style-name="T2">centralized</text:span>, government is less efficient and usually less just. We should remember that in regards to our own country. In many ways, the role of our federal government has kept getting larger and larger and larger. And that's something we need to think critically about. We should want to preserve the wisdom that God spoke through Jethro.</text:p>
      <text:p text:style-name="P8"/>
      <text:p text:style-name="P8">BTW, decentralization is also the principle for church government, particularly presbyterian church government, like here at Saint David's. There are multiple offices and a plurality of elders who make decisions and make judgments and give counsel. The pastor does not have all the power, the pastor does not make all the decisions. Neither should a denomination make all the decisions for local churches. There are levels of accountability, which we should be grateful for. So the principle of decentralized government comes from God himself in Exodus 18.</text:p>
      <text:p text:style-name="P8"/>
      <text:p text:style-name="P8">What's the second thing we learn from this passage? When the judges have difficult cases, who were they to go to? Moses. Moses is what we might call the “Supreme Court” in Israel. Now really, it's <text:span text:style-name="T2">God's word</text:span> that is supreme, but at this point in history, God's word is given through Moses. When judges have a hard case, they get counsel from the prophet, which is an ecclesiastical office, a church office. They go to the spokesperson for God, and that's who makes the final decision in tough cases.</text:p>
      <text:p text:style-name="P8"/>
      <text:p text:style-name="P8">That was the model even after Moses died. In Deuteronomy 17, Moses reiterates this. He speaks to the judges and says, “If a matter arises which is too hard for you to judge… you shall come to the priests, the Levites...and inquire of them; they shall pronounce the <text:s/>judgment. You shall...do according to all that they order you. You shall not turn aside to the right hand or to the left from the sentence which they pronounce upon you” (Deut. 17:8-11). Moses will die at the end of Deuteronomy, so as he is fading from the picture, the Levites will be the new “Supreme Court.”</text:p>
      <text:p text:style-name="P8"/>
      <text:p text:style-name="P8">The Levites were the <text:span text:style-name="T2">priestly</text:span> line of Israel. They were the ones who preserved the law and <text:soft-page-break/>took care of the tabernacle and offered sacrifice. Notice that the civil and priestly offices are distinct: The Levites weren't the judges in the gates; they weren't the civil rulers. And the judges weren't liturgical; the judges weren't doing priestly stuff. Last week, I mentioned how there was an overlap in Israel's laws – of civil and ceremonial – but the offices of judge and priest were always distinct. </text:p>
      <text:p text:style-name="P8"/>
      <text:p text:style-name="P8">That's extremely significant. That's why we have a distinction between church officers and civil officers today. That's a God-ordained separation. You've heard of “separation of church and state”? Well, this is a valid version of that. The church doesn't administer justice and the state doesn't administer the sacraments.</text:p>
      <text:p text:style-name="P8"/>
      <text:p text:style-name="P8">But it doesn't mean there's<text:span text:style-name="T2"> no relation </text:span>between church and state. There's separation, but relation. Who went to whom when things got tough? The judges went to the priests. The priests interpreted the law, the priests applied it, and the priests made the final decision. <text:span text:style-name="T2">They</text:span> were the highest authority in the land.</text:p>
      <text:p text:style-name="P8"/>
      <text:p text:style-name="P8">I've said before that the state is not the supreme institution in society, but that the church is. And this is another example of that. The church is supposed to be the institution that civil rulers go to when they need wisdom; when they need a higher authority. In this way, the state is to submit to the church.</text:p>
      <text:p text:style-name="P8"/>
      <text:p text:style-name="P8">Now, does that happen in our day? When judges have a dispute, do they assemble a coalition of pastors to make a ruling? No. They appoint more judges to make those decisions and those judges don't usually glean from God's laws. Now, let me be clear: I'm not saying there can't be a supreme court <text:span text:style-name="T2">of judges</text:span>. But what I am saying is that they aren't actually supreme. It doesn't stop with them. There is an authority above them, and it is the institution of the church. </text:p>
      <text:p text:style-name="P8"/>
      <text:p text:style-name="P8">Sadly, no one thinks that way today. Not even most Christians. We have it backwards. On one hand, that shows how far the culture is from God. But more than that, it shows that the church has made itself insignificant to the culture. And that's on us! That's on us for abrograting our duties. We've <text:span text:style-name="T2">let </text:span><text:span text:style-name="T8">judges</text:span><text:span text:style-name="T2"> </text:span><text:span text:style-name="T8">t</text:span>hink they are supreme.<text:note text:id="ftn2" text:note-class="footnote"><text:note-citation>2</text:note-citation><text:note-body><text:p text:style-name="P9">If there's a disagreement between the church and state, some Christians will immediately defend the state. Some Christians have no problem disagreeing and critiquing the church, but God-forbid they speak against the state. </text:p></text:note-body></text:note> To be honest, even if government did look to the church – if they assembled church officers – I'm not sure how successful that would be. The church is so fragmented right now; I'm not sure the pastors would come to an agreement! And pastors can abuse their authority too! So what do you do? </text:p>
      <text:p text:style-name="P8"/>
      <text:p text:style-name="P8">If we want a Christian culture, we have a lot of work to do in-house. That's where it starts. We need to be pointing fingers at ourselves and we need to refine how we view ourselves in <text:soft-page-break/>relation to the culture. We don't have the ideal right now, but you at least need to know what the goal is. You need to know what the truth is – you need to know what the standard is – so you can pray for it and work toward it.</text:p>
      <text:p text:style-name="P8"/>
      <text:p text:style-name="P8">So that's the system of government Israel was to have: A decentralized model, of judges in each city, applying God's laws, and going to the priests with hard cases.</text:p>
      <text:p text:style-name="P8"/>
      <text:p text:style-name="P8">Next, let's talk about how civil rulers were to do their jobs. Remember that civil rulers aren't above the law. They aren't allowed to commit crimes, just like you aren't. You can't steal, they can't steal. You can't murder, they can't murder. That's basic; that shouldn't have to be said. To do those things would contradict their very purpose! And if they do those things, the same punishments should apply – eye for eye, tooth for tooth. But what else does God forbid civil rulers to do?</text:p>
      <text:p text:style-name="P8"/>
      <text:p text:style-name="P8">In multiple places in the Torah, he tells them to “not pervert justice” (Ex. 23:2, Lev. 19:15, Dt. 16:19). This has to do with how they make their judgments when people have disputes. That's one of their functions, and if they judge unjustly, then <text:span text:style-name="T2">they</text:span> are in sin and <text:span text:style-name="T2">they</text:span> have become criminal. Unjust judgments violate the life or property of the innocent. </text:p>
      <text:p text:style-name="P8"/>
      <text:p text:style-name="P8">So God explains how to NOT pervert justice: He says they shall not be partial to the poor nor to the rich! That's repeated multiple times (Ex. 23:3, 23:6, Lev. 19:15, Dt. 16:19, Prov. 22:22). This is a big one: When a crime has been committed, judges are not to favor someone <text:span text:style-name="T2">because they're poor</text:span>, or to favor someone <text:span text:style-name="T2">because they're rich</text:span>. If a poor man has committed a crime, you don't factor in his poverty to let him off easy. You don't excuse the crime and lessen his penalty <text:span text:style-name="T2">because he's poor</text:span>. You can't do that to the rich man either. If a rich man has committed a crime, you can't factor in his wealth to let him off easy. </text:p>
      <text:p text:style-name="P8"/>
      <text:p text:style-name="P8">In both cases, a crime has been committed and the victim needs proper restitution. It doesn't matter who the criminal is or their social status – and you could extend that to their race, religion, gender – it's the <text:span text:style-name="T2">victim</text:span> who is to pitied, not the criminal. That's another command from Deuteronomy 19: They are not to have pity on criminals (v. 13).</text:p>
      <text:p text:style-name="P8"/>
      <text:p text:style-name="P8">What if the crime hasn't been solved? What if two men have a dispute and you don't know who's in the wrong? Even then – you can't favor the poor and say, “Well, the rich guy's probably the bad guy because he's rich.” You can't favor the rich and say, “Well, the poor guy's probably the bad guy because he's poor.” Those sorts of biases and prejudices are forbidden. This extends to immigrants as well: Over and over again God says to not oppress the “sojourner who dwells among you.” He says there shall be <text:span text:style-name="T2">one law</text:span> for the native-born and for the stranger (Ex. 12:49, Ex. 23:9, Lev. 24:22, Num. 15:16). The law is the same for everyone.</text:p>
      <text:p text:style-name="P8"/>
      <text:p text:style-name="P8"><text:soft-page-break/>When people say “justice should be blind,” this is what they mean: A person's status is not to be used to condemn them or to vindicate them. Both would be wrong, and there are examples of this happening in our justice system: When a poor man and a rich man – or a man and a woman, or a white person and a black person, or a citizen and an immigrant – when they commit the same crime, yet one of them gets a lesser penalty than the other, then an injustice has occurred somewhere in the process.</text:p>
      <text:p text:style-name="P8"/>
      <text:p text:style-name="P8">What else? God says “You shall take no bribe, for a bride blinds the discerning and perverts the words of the righteous” (Ex. 23:8, Dt. 16:19). What is a bribe? A bribe is when someone uses money or special favors to influence you to do something evil. They come in many forms: Someone might say, “Hey, I'll give you lots of money if you let the criminal go free.” Or, “If you let him go free, I'll do this nice thing for you.” This could also apply to blackmailing: “If you <text:span text:style-name="T2">don't</text:span> let him go free, I'll tell everyone about the dirt I have on you.”</text:p>
      <text:p text:style-name="P8"/>
      <text:p text:style-name="P8">Civil rulers are forbidden from taking bribes. When you take a bribe, you are no longer concerned with justice. You're concerned about your own skin, you're concerned about what you get out of it, selfishly, rather than justice for the victim. You are no longer being impartial! You're being partial to yourself, or to the rich person who is paying you off. </text:p>
      <text:p text:style-name="P8"/>
      <text:p text:style-name="P8">In our country, bribery is recognized as a crime, but there is a debate over “lobbying.” Lobbying is big business in Washington DC; it's a huge factor in how laws get passed. Some people think lobbying is “legalized bribery.” It's something like this: A lobbyist goes to a politician and says, “We'd like for you to support this legislation, please vote for it, and BTW, here's a donation to your campaign.” Now, in and of itself that is not <text:span text:style-name="T2">technically</text:span> bribery, OK, but it is a fine line for the politician. The politician needs to make sure that campaign donations aren't swaying him to vote for evil things.</text:p>
      <text:p text:style-name="P8"/>
      <text:p text:style-name="P8">Next, God says that a person shall not be convicted of a crime on the testimony of <text:span text:style-name="T2">one witness</text:span>, but rather on the testimony of two or three witnesses (Dt.19:15). This was the law for any crime, including murder (Dt. 17:6). It's extremely important, because it shows that God wrote protections into the law. He put safeguards in place to protect the innocent. Judging someone's guilt and placing a penalty on them, is no small matter. It's serious. Civil rulers can't be careless about that. They can't rely on just one witness; they need at least two. Back then, that would've been eyewitness accounts, right? They didn't have video recordings back then, or DNA testing, but those things could be included as witnesses today.</text:p>
      <text:p text:style-name="P8"/>
      <text:p text:style-name="P8">BTW, needing more than one witness, means that some crimes won't get punished. And that's unfortunate; we desire justice for all victims. But it would be another injustice to convict someone who might be innocent. You cannot do that. God takes that seriously. And that means that some criminals will walk free. That can be deeply painful to process as a <text:soft-page-break/>victim of crime, but we must trust that one day God will put all things to rights.</text:p>
      <text:p text:style-name="P8"/>
      <text:p text:style-name="P8">What about false witnesses? Couldn't two or three people conspire together to be false witnesses to get someone convicted? Yeah, that's a danger, but God has an answer for that too. Deuteronomy 19 goes on to say: “If a witness is found out to be a false witness, then you shall do to him what <text:span text:style-name="T2">he intended to do</text:span> to his brother” (Dt. 19:16-19). That means if you falsely accuse someone of murder – which means they'd be put to death – and then you're found out to be lying, YOU would be put to death. You would get the penalty that you sought for your neighbor. How risky is that?! That's pretty serious, isn't it? </text:p>
      <text:p text:style-name="P8"/>
      <text:p text:style-name="P8">In America, false accusations largely go unpunished. You can make an accusation and ruin a person's life and if you're caught, in some places, you might go to prison for a short time (2 years max). But if people knew their life was on the line, they'd think twice about making false accusations. I think that's genius! It's <text:span text:style-name="T5">a deterrant </text:span>that we do not practice today. People have been wrongly convicted, wrongly punished, and wrongly executed due to judges not following God's wisdom on this.</text:p>
      <text:p text:style-name="P8"/>
      <text:p text:style-name="P8">There's much more that could be said, especially when it comes to kings and warfare. We'll have to save that for next week. But we've gone over the basic parameters of the day to day operation of civil rulers. Last week we saw what they were to do, and this week we've seen what they were to NOT do. God gives both positive commands and negative commands to civil rulers: Do this, don't do that. He doesn't give them their objective and then leave them to figure it out on their own, as if the ends justify the means. No! He's specific. He's detailed. And we see that the protection of the innocent is his priority every step of the way.</text:p>
      <text:p text:style-name="P8"/>
      <text:p text:style-name="P8">God tells civil rulers what they are to do and what they are not to do. They are under authority. They are under the authority of God's word. God's word – that we as the church – are to proclaim to them. There is a king above them! His name is Jesus Christ, and <text:span text:style-name="T2">we</text:span> are to remind them of that and remind them of his laws. </text:p>
      <text:p text:style-name="P11"/>
      <text:p text:style-name="P8"><text:span text:style-name="T4">Prayer:</text:span><text:span text:style-name="T6"> Lord God, thank you that Jesus is King over all things. Thank you that he has established the church and state as legitimate authorities. May we, and all people, know the biblical roles of those authorities, and may we seek to uphold them in their proper place. Amen.</text:span></text:p>
      <text:p text:style-name="P12"/>
      <text:p text:style-name="P12"/>
      <text:p text:style-name="P12"/>
      <text:p text:style-name="P12"/>
      <text:p text:style-name="P12"/>
      <text:p text:style-name="P12"/>
      <text:p text:style-name="P12"/>
      <text:p text:style-name="P12"/>
      <text:p text:style-name="P2"><text:soft-page-break/></text:p>
      <text:p text:style-name="P2">Communion Exhortation:</text:p>
      <text:p text:style-name="P2"/>
      <text:p text:style-name="P2">Notes:</text:p>
      <text:p text:style-name="P2">*Defensive warfare in Torah: Genesis 14 (4 kings), Exodus 17 (Amalekites), Numbers 21 (Canaanites/Amorites/Bashanites), Deuteronomy 17, Deuteronomy 20.</text:p>
      <text:p text:style-name="P2">*Additional safeguard against false accusation: The hands of the witnesses shall be the first to put him to death (Dt. 17:7). If you're a false accuser, not only must you risk being caught and put to death, but you must have a hand in executing the person yourself. You have to own up to your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Microsoft YaHei" svg:font-family="'Microsoft YaHei'" style:font-pitch="variable"/>
    <style:font-face style:name="SimSun1" svg:font-family="SimSu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5in" fo:page-height="11in" style:num-format="1" style:print-orientation="portrait" fo:margin-top="0.7874in" fo:margin-bottom="1.175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3T16:25:19</meta:creation-date>
    <meta:print-date>2020-03-25T15:45:05.98</meta:print-date>
    <meta:editing-duration>P30DT45M5S</meta:editing-duration>
    <meta:generator>OpenOffice/4.1.3$Win32 OpenOffice.org_project/413m1$Build-9783</meta:generator>
    <dc:date>2020-06-28T18:04:10.95</dc:date>
    <meta:editing-cycles>217</meta:editing-cycles>
    <meta:document-statistic meta:table-count="0" meta:image-count="0" meta:object-count="0" meta:page-count="8" meta:paragraph-count="55" meta:word-count="3501" meta:character-count="19470"/>
  </office:meta>
</office:document-meta>
</file>